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1" style:family="paragraph" style:parent-style-name="Table_20_Contents">
      <style:text-properties fo:font-size="8pt" style:font-size-asian="8pt" style:font-size-complex="8pt"/>
    </style:style>
    <style:style style:name="P62" style:family="paragraph" style:parent-style-name="Table_20_Contents">
      <style:text-properties fo:font-size="4pt" style:font-size-asian="4pt" style:font-size-complex="4pt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4pt" style:font-size-asian="14pt" style:font-size-complex="14pt"/>
    </style:style>
    <style:style style:name="P65" style:family="paragraph" style:parent-style-name="Standard">
      <style:text-properties officeooo:paragraph-rsid="002a5127"/>
    </style:style>
    <style:style style:name="P6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5bd32" style:font-size-asian="9pt" style:font-weight-asian="bold" style:font-name-complex="Lucida Sans" style:font-size-complex="9pt" style:font-weight-complex="bold"/>
    </style:style>
    <style:style style:name="P75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6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1"><text:span text:style-name="T43"><text:text-input text:description="&lt;if test=&quot;line[0].date_maturity&quot;&gt;">If</text:text-input></text:span><text:span text:style-name="T43"><text:text-input text:description="&lt;formatLang(line[0].date_maturity,date=True)&gt;">19/12/1984</text:text-input></text:span><text:span text:style-name="T43"><text:text-input text:description="&lt;/if&gt;">/If</text:text-input></text:span></text:p>
                </table:table-cell>
                <table:table-cell table:style-name="Table3.A1" office:value-type="string">
                  <text:p text:style-name="P22"><text:text-input text:description="&lt;formatLang(line[1])&gt;">21654321613</text:text-input></text:p>
                </table:table-cell>
                <table:table-cell table:style-name="Table3.A1" office:value-type="string">
                  <text:p text:style-name="P22"><text:text-input text:description="&lt;formatLang(line[0].amount_residual_currency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3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6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7"><text:text-input text:description="&lt;line.number&gt;">21654321613</text:text-input></text:p>
                </table:table-cell>
                <table:table-cell office:value-type="string">
                  <text:p text:style-name="P17"><text:text-input text:description="&lt;line.bank_id.name&gt;">21654321613</text:text-input></text:p>
                </table:table-cell>
                <table:table-cell office:value-type="string">
                  <text:p text:style-name="P17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7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6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625*"/>
    </style:style>
    <style:style style:name="Tabla6.B" style:family="table-column">
      <style:table-column-properties style:column-width="3.808cm" style:rel-column-width="2159*"/>
    </style:style>
    <style:style style:name="Tabla6.C" style:family="table-column">
      <style:table-column-properties style:column-width="3.69cm" style:rel-column-width="2092*"/>
    </style:style>
    <style:style style:name="Tabla6.D" style:family="table-column">
      <style:table-column-properties style:column-width="1.446cm" style:rel-column-width="820*"/>
    </style:style>
    <style:style style:name="Tabla6.E" style:family="table-column">
      <style:table-column-properties style:column-width="0.647cm" style:rel-column-width="367*"/>
    </style:style>
    <style:style style:name="Tabla6.F" style:family="table-column">
      <style:table-column-properties style:column-width="1.222cm" style:rel-column-width="693*"/>
    </style:style>
    <style:style style:name="Tabla6.G" style:family="table-column">
      <style:table-column-properties style:column-width="0.9cm" style:rel-column-width="510*"/>
    </style:style>
    <style:style style:name="Tabla6.H" style:family="table-column">
      <style:table-column-properties style:column-width="2.376cm" style:rel-column-width="1347*"/>
    </style:style>
    <style:style style:name="Tabla6.I" style:family="table-column">
      <style:table-column-properties style:column-width="1.212cm" style:rel-column-width="687*"/>
    </style:style>
    <style:style style:name="Tabla6.J" style:family="table-column">
      <style:table-column-properties style:column-width="3.291cm" style:rel-column-width="1866*"/>
    </style:style>
    <style:style style:name="Tabla6.K" style:family="table-column">
      <style:table-column-properties style:column-width="1.305cm" style:rel-column-width="740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5bd32" style:font-size-asian="9pt" style:font-weight-asian="bold" style:font-name-complex="Lucida Sans" style:font-size-complex="9pt" style:font-weight-complex="bold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8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/>
    <style:style style:name="MT41" style:family="text">
      <style:text-properties fo:color="#221f1f" fo:letter-spacing="-0.007cm" fo:font-style="normal" officeooo:rsid="001c3d3e" style:font-style-asian="normal" style:font-style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total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8"><text:span text:style-name="MT37"/></text:p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8">So</text:span></text:span><text:span text:style-name="Fuente_20_de_20_párrafo_20_predeter."><text:span text:style-name="MT39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1">OBSERVACIONES</text:span>: <text:span text:style-name="MT37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9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2"><text:s text:c="14"/>____ <text:s text:c="8"/></text:span></text:span></text:p>
              <text:p text:style-name="MP57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0T09:40:26.065690552</dc:date>
    <meta:editing-duration>P2DT4H19M22S</meta:editing-duration>
    <meta:editing-cycles>420</meta:editing-cycles>
    <meta:generator>LibreOffice/4.2.7.2$Linux_X86_64 LibreOffice_project/420m0$Build-2</meta:generator>
    <meta:document-statistic meta:table-count="7" meta:image-count="0" meta:object-count="0" meta:page-count="1" meta:paragraph-count="72" meta:word-count="286" meta:character-count="1666" meta:non-whitespace-character-count="1551"/>
  </office:meta>
</office:document-meta>
</file>